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1.3cm" drawooo:fontwork-start="20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9.598cm" fo:min-width="13.592cm" fo:padding-top="0.165cm" fo:padding-bottom="0.165cm" fo:padding-left="0.29cm" fo:padding-right="0.29cm" draw:shadow="hidden" drawooo:fontwork-style="rotate" drawooo:fontwork-adjust="right" drawooo:fontwork-distance="0.4cm" drawooo:fontwork-start="10.4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9.598cm" fo:min-width="13.592cm" fo:padding-top="0.165cm" fo:padding-bottom="0.165cm" fo:padding-left="0.29cm" fo:padding-right="0.29cm" draw:shadow="hidden" drawooo:fontwork-style="rotate" drawooo:fontwork-adjust="right" drawooo:fontwork-distance="0.51cm" drawooo:fontwork-start="3.3cm" drawooo:fontwork-shadow-offset-x="0cm" drawooo:fontwork-shadow-offset-y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44pt" style:font-size-asian="44pt" style:font-size-complex="44pt"/>
    </style:style>
    <style:style style:name="T1" style:family="text">
      <style:text-properties style:font-name="Times New Roman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Polygons</text:span></text:p>
        </draw:path>
        <draw:path draw:style-name="gr2" draw:text-style-name="P2" draw:layer="layout" svg:width="20cm" svg:height="14.499cm" svg:x="4cm" svg:y="5.5cm" svg:viewBox="0 0 20001 14500" svg:d="M20001 7251c0 1271-462 2522-1340 3624s-2140 2018-3660 2654c-1521 636-3245 971-5000 971-1756 0-3480-335-5001-971-1520-636-2782-1552-3660-2654s-1340-2353-1340-3624c0-1273 462-2524 1340-3626s2140-2018 3660-2654c1521-636 3245-971 5000-971 1756 0 3480 335 5001 971 1520 636 2782 1552 3660 2654s1340 2353 1340 3624z">
          <text:p text:style-name="P1"><text:span text:style-name="T1">Triangles</text:span></text:p>
        </draw:path>
        <draw:path draw:style-name="gr3" draw:text-style-name="P2" draw:layer="layout" svg:width="15.999cm" svg:height="10.249cm" svg:x="6cm" svg:y="8.75cm" svg:viewBox="0 0 16000 10250" svg:d="M16000 5125c0 899-370 1784-1072 2563-701 779-1712 1425-2928 1875s-2595 687-4000 687c-1404 0-2783-237-4000-687-1216-450-2225-1096-2928-1875-702-779-1072-1664-1072-2563 0-900 370-1783 1072-2562 703-779 1712-1426 2928-1876 1217-450 2596-687 4000-687 1405 0 2784 237 4000 687s2227 1097 2928 1876c702 779 1072 1662 1072 2561z">
          <text:p text:style-name="P1"><text:span text:style-name="T1">Three-Sided Polygons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4T18:21:29.819000000</meta:creation-date>
    <dc:date>2022-07-18T15:58:01.286799166</dc:date>
    <meta:editing-duration>PT20M6S</meta:editing-duration>
    <meta:editing-cycles>5</meta:editing-cycles>
    <meta:generator>LibreOffice/7.3.4.2$Linux_X86_64 LibreOffice_project/30$Build-2</meta:generator>
    <meta:document-statistic meta:object-count="3"/>
  </office:meta>
</office:document-meta>
</file>